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 style:writing-mode="lr-tb"/>
    </style:style>
    <style:style style:name="Tabelle1.A" style:family="table-column">
      <style:table-column-properties style:column-width="8.795cm" style:rel-column-width="32767*"/>
    </style:style>
    <style:style style:name="Tabelle1.B" style:family="table-column">
      <style:table-column-properties style:column-width="8.795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Arial" fo:font-size="11pt" officeooo:paragraph-rsid="00008cce" style:font-size-asian="11pt" style:font-name-complex="Arial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008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8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8cce" officeooo:paragraph-rsid="00008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 style:master-page-name="Standard">
      <style:paragraph-properties style:page-number="auto"/>
      <style:text-properties officeooo:paragraph-rsid="00008cce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7ca2" officeooo:paragraph-rsid="00017c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4">18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4">Meilensteine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4">Ich als Nutzer möchte mehrere Tickets zu einem Meilenstein gruppieren könn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6">User Story nicht im Verlauf des Praktikums abgeschlossen, da nicht Priorität durchgehend auf anderen Aspekten lag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3-28T18:46:37.919000000</dc:date>
    <meta:editing-duration>PT1M52S</meta:editing-duration>
    <meta:editing-cycles>2</meta:editing-cycles>
    <meta:document-statistic meta:table-count="1" meta:image-count="0" meta:object-count="0" meta:page-count="1" meta:paragraph-count="14" meta:word-count="44" meta:character-count="348" meta:non-whitespace-character-count="318"/>
  </office:meta>
</office:document-meta>
</file>